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4e933" officeooo:paragraph-rsid="0014e933"/>
    </style:style>
    <style:style style:name="P2" style:family="paragraph" style:parent-style-name="Standard">
      <style:paragraph-properties fo:text-align="justify" style:justify-single-word="false"/>
      <style:text-properties officeooo:paragraph-rsid="00135c37"/>
    </style:style>
    <style:style style:name="P3" style:family="paragraph" style:parent-style-name="Standard">
      <style:paragraph-properties fo:text-align="justify" style:justify-single-word="false"/>
      <style:text-properties officeooo:paragraph-rsid="0012bd2a"/>
    </style:style>
    <style:style style:name="P4" style:family="paragraph" style:parent-style-name="Standard">
      <style:paragraph-properties fo:text-align="justify" style:justify-single-word="false"/>
      <style:text-properties officeooo:paragraph-rsid="0010cc58"/>
    </style:style>
    <style:style style:name="P5" style:family="paragraph" style:parent-style-name="Standard">
      <style:paragraph-properties fo:text-align="justify" style:justify-single-word="false"/>
      <style:text-properties officeooo:paragraph-rsid="0013093d"/>
    </style:style>
    <style:style style:name="P6" style:family="paragraph" style:parent-style-name="Standard">
      <style:text-properties fo:font-size="14pt" officeooo:rsid="000fe08b" officeooo:paragraph-rsid="000fe08b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fe08b" officeooo:paragraph-rsid="000fe08b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2db395" officeooo:paragraph-rsid="002db395" style:font-size-asian="12.25pt" style:font-size-complex="14pt"/>
    </style:style>
    <style:style style:name="P9" style:family="paragraph" style:parent-style-name="Standard">
      <style:text-properties fo:font-size="14pt" fo:font-weight="normal" officeooo:rsid="000fe08b" officeooo:paragraph-rsid="000fe08b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rsid="002db395" officeooo:paragraph-rsid="002db395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style="normal" officeooo:rsid="0031093f" officeooo:paragraph-rsid="0031093f" style:font-size-asian="12.25pt" style:font-style-asian="normal" style:font-size-complex="14pt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style="normal" officeooo:rsid="0031093f" officeooo:paragraph-rsid="00337c2d" style:font-size-asian="12.25pt" style:font-style-asian="normal" style:font-size-complex="14pt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officeooo:rsid="00323bab" officeooo:paragraph-rsid="00323bab" style:font-size-asian="12.25pt" style:font-style-asian="normal" style:font-size-complex="14pt" style:font-style-complex="normal"/>
    </style:style>
    <style:style style:name="P14" style:family="paragraph" style:parent-style-name="Standard">
      <style:text-properties fo:font-size="12pt" style:font-size-asian="10.5pt" style:font-size-complex="12pt"/>
    </style:style>
    <style:style style:name="P15" style:family="paragraph" style:parent-style-name="Standard">
      <style:text-properties fo:font-size="12pt" officeooo:rsid="0010cc58" officeooo:paragraph-rsid="0010cc58" style:font-size-asian="10.5pt" style:font-size-complex="12pt"/>
    </style:style>
    <style:style style:name="P16" style:family="paragraph" style:parent-style-name="Standard">
      <style:text-properties fo:font-size="12pt" officeooo:rsid="000fe08b" officeooo:paragraph-rsid="000fe08b" style:font-size-asian="10.5pt" style:font-size-complex="12pt"/>
    </style:style>
    <style:style style:name="P17" style:family="paragraph" style:parent-style-name="Standard">
      <style:text-properties officeooo:paragraph-rsid="000fe08b"/>
    </style:style>
    <style:style style:name="P18" style:family="paragraph" style:parent-style-name="Standard">
      <style:text-properties officeooo:paragraph-rsid="0010cc58"/>
    </style:style>
    <style:style style:name="P19" style:family="paragraph" style:parent-style-name="Standard">
      <style:text-properties officeooo:paragraph-rsid="0012bd2a"/>
    </style:style>
    <style:style style:name="P20" style:family="paragraph" style:parent-style-name="Standard">
      <style:text-properties officeooo:paragraph-rsid="0013093d"/>
    </style:style>
    <style:style style:name="P21" style:family="paragraph" style:parent-style-name="Standard">
      <style:text-properties officeooo:rsid="00135c37" officeooo:paragraph-rsid="00135c37"/>
    </style:style>
    <style:style style:name="P22" style:family="paragraph" style:parent-style-name="Standard">
      <style:text-properties officeooo:paragraph-rsid="00135c37"/>
    </style:style>
    <style:style style:name="P23" style:family="paragraph" style:parent-style-name="Standard">
      <style:paragraph-properties fo:text-align="justify" style:justify-single-word="false"/>
      <style:text-properties fo:font-size="13pt" officeooo:rsid="0013093d" officeooo:paragraph-rsid="0013093d" style:font-size-asian="13pt" style:font-size-complex="13pt"/>
    </style:style>
    <style:style style:name="P24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25" style:family="paragraph" style:parent-style-name="Standard">
      <style:paragraph-properties fo:text-align="justify" style:justify-single-word="false"/>
      <style:text-properties fo:font-size="13pt" officeooo:paragraph-rsid="0013093d" style:font-size-asian="13pt" style:font-size-complex="13pt"/>
    </style:style>
    <style:style style:name="P26" style:family="paragraph" style:parent-style-name="Standard">
      <style:paragraph-properties fo:text-align="justify" style:justify-single-word="false"/>
      <style:text-properties fo:font-size="13pt" officeooo:paragraph-rsid="00135c37" style:font-size-asian="13pt" style:font-size-complex="13pt"/>
    </style:style>
    <style:style style:name="P27" style:family="paragraph" style:parent-style-name="Standard">
      <style:paragraph-properties fo:text-align="justify" style:justify-single-word="false"/>
      <style:text-properties fo:font-size="13pt" officeooo:paragraph-rsid="0012bd2a" style:font-size-asian="13pt" style:font-size-complex="13pt"/>
    </style:style>
    <style:style style:name="P28" style:family="paragraph" style:parent-style-name="Standard">
      <style:paragraph-properties fo:text-align="justify" style:justify-single-word="false"/>
      <style:text-properties fo:font-size="13pt" officeooo:paragraph-rsid="0010cc58" style:font-size-asian="13pt" style:font-size-complex="13pt"/>
    </style:style>
    <style:style style:name="P29" style:family="paragraph" style:parent-style-name="Standard">
      <style:paragraph-properties fo:text-align="justify" style:justify-single-word="false"/>
      <style:text-properties fo:font-size="13pt" officeooo:paragraph-rsid="000fe08b" style:font-size-asian="13pt" style:font-size-complex="13pt"/>
    </style:style>
    <style:style style:name="P30" style:family="paragraph" style:parent-style-name="Standard">
      <style:paragraph-properties fo:text-align="justify" style:justify-single-word="false"/>
      <style:text-properties fo:font-size="13pt" officeooo:rsid="000fe08b" officeooo:paragraph-rsid="000fe08b" style:font-size-asian="13pt" style:font-size-complex="13pt"/>
    </style:style>
    <style:style style:name="P31" style:family="paragraph" style:parent-style-name="Standard">
      <style:paragraph-properties fo:text-align="justify" style:justify-single-word="false"/>
      <style:text-properties fo:font-size="13pt" officeooo:rsid="000fe08b" officeooo:paragraph-rsid="0010cc58" style:font-size-asian="13pt" style:font-size-complex="13pt"/>
    </style:style>
    <style:style style:name="P32" style:family="paragraph" style:parent-style-name="Standard">
      <style:paragraph-properties fo:text-align="justify" style:justify-single-word="false"/>
      <style:text-properties fo:font-size="13pt" fo:font-weight="normal" officeooo:rsid="000fe08b" officeooo:paragraph-rsid="000fe08b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3pt" fo:font-weight="normal" officeooo:rsid="002db395" officeooo:paragraph-rsid="002db395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3pt" fo:font-style="italic" officeooo:rsid="002db395" officeooo:paragraph-rsid="002db395" style:font-size-asian="13pt" style:font-style-asian="italic" style:font-size-complex="13pt" style:font-style-complex="italic"/>
    </style:style>
    <style:style style:name="P35" style:family="paragraph" style:parent-style-name="Standard">
      <style:paragraph-properties fo:text-align="justify" style:justify-single-word="false"/>
      <style:text-properties fo:font-size="13pt" fo:font-style="italic" officeooo:rsid="002e3a22" officeooo:paragraph-rsid="002e3a22" style:font-size-asian="13pt" style:font-style-asian="italic" style:font-size-complex="13pt" style:font-style-complex="italic"/>
    </style:style>
    <style:style style:name="P36" style:family="paragraph" style:parent-style-name="Standard">
      <style:paragraph-properties fo:text-align="justify" style:justify-single-word="false"/>
      <style:text-properties fo:font-size="13pt" fo:font-style="italic" officeooo:rsid="002ed1b8" officeooo:paragraph-rsid="002ed1b8" style:font-size-asian="13pt" style:font-style-asian="italic" style:font-size-complex="13pt" style:font-style-complex="italic"/>
    </style:style>
    <style:style style:name="P37" style:family="paragraph" style:parent-style-name="Standard">
      <style:paragraph-properties fo:text-align="justify" style:justify-single-word="false"/>
      <style:text-properties fo:font-size="13pt" fo:font-style="italic" officeooo:rsid="0031093f" officeooo:paragraph-rsid="0031093f" style:font-size-asian="13pt" style:font-style-asian="italic" style:font-size-complex="13pt" style:font-style-complex="italic"/>
    </style:style>
    <style:style style:name="P38" style:family="paragraph" style:parent-style-name="Standard">
      <style:paragraph-properties fo:text-align="justify" style:justify-single-word="false"/>
      <style:text-properties fo:font-size="13pt" fo:font-style="italic" officeooo:rsid="0031093f" officeooo:paragraph-rsid="00323bab" style:font-size-asian="13pt" style:font-style-asian="italic" style:font-size-complex="13pt" style:font-style-complex="italic"/>
    </style:style>
    <style:style style:name="P39" style:family="paragraph" style:parent-style-name="Standard">
      <style:paragraph-properties fo:text-align="justify" style:justify-single-word="false"/>
      <style:text-properties fo:font-size="13pt" fo:font-style="italic" fo:font-weight="normal" officeooo:rsid="002db395" officeooo:paragraph-rsid="002db395" style:font-size-asian="13pt" style:font-style-asian="italic" style:font-weight-asian="normal" style:font-size-complex="13pt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3pt" fo:font-style="normal" officeooo:rsid="002ed1b8" officeooo:paragraph-rsid="002ed1b8" style:font-size-asian="13pt" style:font-style-asian="normal" style:font-size-complex="13pt" style:font-style-complex="normal"/>
    </style:style>
    <style:style style:name="P41" style:family="paragraph" style:parent-style-name="Standard">
      <style:paragraph-properties fo:text-align="justify" style:justify-single-word="false"/>
      <style:text-properties fo:font-size="16pt" officeooo:rsid="002db395" officeooo:paragraph-rsid="002db395" style:font-size-asian="16pt" style:font-size-complex="16pt"/>
    </style:style>
    <style:style style:name="P42" style:family="paragraph" style:parent-style-name="Standard">
      <style:paragraph-properties fo:text-align="justify" style:justify-single-word="false"/>
      <style:text-properties fo:font-size="16pt" fo:font-style="italic" officeooo:rsid="002db395" officeooo:paragraph-rsid="002db395" style:font-size-asian="16pt" style:font-style-asian="italic" style:font-size-complex="16pt" style:font-style-complex="italic"/>
    </style:style>
    <style:style style:name="P43" style:family="paragraph" style:parent-style-name="Standard">
      <style:paragraph-properties fo:text-align="justify" style:justify-single-word="false"/>
      <style:text-properties fo:font-size="16pt" fo:font-weight="normal" officeooo:rsid="002db395" officeooo:paragraph-rsid="002db395" style:font-size-asian="16pt" style:font-weight-asian="normal" style:font-size-complex="16pt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fo:font-size="13pt" officeooo:paragraph-rsid="0012bd2a" style:font-size-asian="13pt" style:font-size-complex="13pt"/>
    </style:style>
    <style:style style:name="P45" style:family="paragraph" style:parent-style-name="Preformatted_20_Text">
      <style:text-properties officeooo:paragraph-rsid="00141aa1"/>
    </style:style>
    <style:style style:name="P46" style:family="paragraph" style:parent-style-name="Preformatted_20_Text">
      <style:text-properties officeooo:paragraph-rsid="0014e933"/>
    </style:style>
    <style:style style:name="P47" style:family="paragraph" style:parent-style-name="Preformatted_20_Text">
      <style:text-properties officeooo:paragraph-rsid="0015c069"/>
    </style:style>
    <style:style style:name="P48" style:family="paragraph" style:parent-style-name="Preformatted_20_Text">
      <style:text-properties officeooo:paragraph-rsid="00166271"/>
    </style:style>
    <style:style style:name="P49" style:family="paragraph" style:parent-style-name="Preformatted_20_Text">
      <style:text-properties officeooo:paragraph-rsid="001a2bfa"/>
    </style:style>
    <style:style style:name="P50" style:family="paragraph" style:parent-style-name="Preformatted_20_Text">
      <style:paragraph-properties fo:text-align="justify" style:justify-single-word="false"/>
      <style:text-properties fo:font-size="13pt" officeooo:paragraph-rsid="00166271" style:font-size-asian="13pt" style:font-size-complex="13pt"/>
    </style:style>
    <style:style style:name="P51" style:family="paragraph" style:parent-style-name="Preformatted_20_Text">
      <style:paragraph-properties fo:text-align="justify" style:justify-single-word="false"/>
      <style:text-properties fo:font-size="13pt" officeooo:paragraph-rsid="0015c069" style:font-size-asian="13pt" style:font-size-complex="13pt"/>
    </style:style>
    <style:style style:name="P52" style:family="paragraph" style:parent-style-name="Preformatted_20_Text">
      <style:paragraph-properties fo:text-align="justify" style:justify-single-word="false"/>
      <style:text-properties fo:font-size="13pt" officeooo:paragraph-rsid="0014e933" style:font-size-asian="13pt" style:font-size-complex="13pt"/>
    </style:style>
    <style:style style:name="P53" style:family="paragraph" style:parent-style-name="Preformatted_20_Text">
      <style:paragraph-properties fo:text-align="justify" style:justify-single-word="false"/>
      <style:text-properties officeooo:paragraph-rsid="00166271"/>
    </style:style>
    <style:style style:name="P54" style:family="paragraph" style:parent-style-name="Preformatted_20_Text">
      <style:paragraph-properties fo:text-align="justify" style:justify-single-word="false"/>
      <style:text-properties officeooo:paragraph-rsid="0015c069"/>
    </style:style>
    <style:style style:name="P55" style:family="paragraph" style:parent-style-name="Preformatted_20_Text">
      <style:paragraph-properties fo:text-align="justify" style:justify-single-word="false"/>
      <style:text-properties officeooo:paragraph-rsid="0014e933"/>
    </style:style>
    <style:style style:name="P56" style:family="paragraph" style:parent-style-name="Preformatted_20_Text">
      <style:paragraph-properties fo:text-align="justify" style:justify-single-word="false"/>
      <style:text-properties officeooo:paragraph-rsid="00141aa1"/>
    </style:style>
    <style:style style:name="P57" style:family="paragraph" style:parent-style-name="Preformatted_20_Text">
      <style:paragraph-properties fo:text-align="justify" style:justify-single-word="false"/>
      <style:text-properties officeooo:paragraph-rsid="0023ee7b"/>
    </style:style>
    <style:style style:name="P58" style:family="paragraph" style:parent-style-name="Preformatted_20_Text">
      <style:paragraph-properties fo:text-align="justify" style:justify-single-word="false"/>
      <style:text-properties officeooo:paragraph-rsid="00289986"/>
    </style:style>
    <style:style style:name="P59" style:family="paragraph" style:parent-style-name="Preformatted_20_Text">
      <style:paragraph-properties fo:text-align="justify" style:justify-single-word="false"/>
      <style:text-properties fo:font-size="14pt" officeooo:paragraph-rsid="00141aa1" style:font-size-asian="14pt" style:font-size-complex="14pt"/>
    </style:style>
    <style:style style:name="P60" style:family="paragraph" style:parent-style-name="Preformatted_20_Text">
      <style:paragraph-properties fo:text-align="justify" style:justify-single-word="false"/>
      <style:text-properties style:font-name="Liberation Serif" fo:font-size="13pt" officeooo:paragraph-rsid="0015c069" style:font-size-asian="13pt" style:font-size-complex="13pt"/>
    </style:style>
    <style:style style:name="P61" style:family="paragraph" style:parent-style-name="Preformatted_20_Text">
      <style:text-properties style:font-name="Liberation Serif" fo:font-size="12pt" officeooo:paragraph-rsid="0015c069" style:font-size-asian="12pt" style:font-size-complex="12pt"/>
    </style:style>
    <style:style style:name="P62" style:family="paragraph" style:parent-style-name="Preformatted_20_Text">
      <style:paragraph-properties fo:text-align="justify" style:justify-single-word="false"/>
      <style:text-properties style:font-name="Liberation Serif" fo:font-size="14pt" officeooo:rsid="0023ee7b" officeooo:paragraph-rsid="00166271" style:font-size-asian="12.25pt" style:font-size-complex="14pt"/>
    </style:style>
    <style:style style:name="P63" style:family="paragraph" style:parent-style-name="Preformatted_20_Text">
      <style:paragraph-properties fo:text-align="justify" style:justify-single-word="false"/>
      <style:text-properties style:font-name="Liberation Serif" fo:font-size="14pt" officeooo:rsid="0023ee7b" officeooo:paragraph-rsid="0023ee7b" style:font-size-asian="12.25pt" style:font-size-complex="14pt"/>
    </style:style>
    <style:style style:name="P64" style:family="paragraph" style:parent-style-name="Preformatted_20_Text">
      <style:text-properties officeooo:paragraph-rsid="00250cea"/>
    </style:style>
    <style:style style:name="P65" style:family="paragraph" style:parent-style-name="Preformatted_20_Text">
      <style:text-properties officeooo:paragraph-rsid="00208dce"/>
    </style:style>
    <style:style style:name="P66" style:family="paragraph" style:parent-style-name="Preformatted_20_Text">
      <style:text-properties officeooo:paragraph-rsid="003522b0"/>
    </style:style>
    <style:style style:name="P67" style:family="paragraph" style:parent-style-name="Standard">
      <style:paragraph-properties fo:text-align="justify" style:justify-single-word="false"/>
      <style:text-properties fo:font-size="16pt" officeooo:rsid="002db395" officeooo:paragraph-rsid="002db395" style:font-size-asian="16pt" style:font-size-complex="16pt"/>
    </style:style>
    <style:style style:name="P68" style:family="paragraph" style:parent-style-name="Standard">
      <style:paragraph-properties fo:text-align="justify" style:justify-single-word="false"/>
      <style:text-properties fo:font-size="16pt" officeooo:rsid="0038b4c6" officeooo:paragraph-rsid="0038b4c6" style:font-size-asian="16pt" style:font-size-complex="16pt"/>
    </style:style>
    <style:style style:name="P69" style:family="paragraph" style:parent-style-name="Standard">
      <style:paragraph-properties fo:text-align="justify" style:justify-single-word="false"/>
      <style:text-properties fo:font-size="16pt" officeooo:rsid="0039d473" officeooo:paragraph-rsid="0039d473" style:font-size-asian="16pt" style:font-size-complex="16pt"/>
    </style:style>
    <style:style style:name="P70" style:family="paragraph" style:parent-style-name="Preformatted_20_Text">
      <style:text-properties officeooo:paragraph-rsid="0014e933"/>
    </style:style>
    <style:style style:name="T1" style:family="text">
      <style:text-properties fo:font-size="16pt" fo:font-weight="bold" officeooo:rsid="000fe08b" style:font-size-asian="16pt" style:font-weight-asian="bold" style:font-size-complex="16pt" style:font-weight-complex="bold"/>
    </style:style>
    <style:style style:name="T2" style:family="text">
      <style:text-properties fo:font-size="16pt" officeooo:rsid="00373b99" style:font-size-asian="16pt" style:font-size-complex="16pt"/>
    </style:style>
    <style:style style:name="T3" style:family="text">
      <style:text-properties officeooo:rsid="000fe08b"/>
    </style:style>
    <style:style style:name="T4" style:family="text">
      <style:text-properties style:font-name="Liberation Serif" fo:font-size="12pt" officeooo:rsid="0015c069" style:font-size-asian="10.5pt" style:font-size-complex="12pt"/>
    </style:style>
    <style:style style:name="T5" style:family="text">
      <style:text-properties style:font-name="Liberation Serif" fo:font-size="12pt" officeooo:rsid="00166271" style:font-size-asian="10.5pt" style:font-size-complex="12pt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size="12pt" officeooo:rsid="00141aa1" style:font-size-asian="12pt" style:font-size-complex="12pt"/>
    </style:style>
    <style:style style:name="T8" style:family="text">
      <style:text-properties style:font-name="Liberation Serif" fo:font-size="12pt" officeooo:rsid="00166271" style:font-size-asian="12pt" style:font-size-complex="12pt"/>
    </style:style>
    <style:style style:name="T9" style:family="text">
      <style:text-properties style:font-name="Liberation Serif" officeooo:rsid="0010cc58"/>
    </style:style>
    <style:style style:name="T10" style:family="text">
      <style:text-properties style:font-name="Liberation Serif" officeooo:rsid="0013093d"/>
    </style:style>
    <style:style style:name="T11" style:family="text">
      <style:text-properties style:font-name="Liberation Serif" fo:font-size="14pt" style:font-size-asian="14pt" style:font-size-complex="14pt"/>
    </style:style>
    <style:style style:name="T12" style:family="text">
      <style:text-properties style:font-name="Liberation Serif" fo:font-size="14pt" officeooo:rsid="0012bd2a" style:font-size-asian="14pt" style:font-size-complex="14pt"/>
    </style:style>
    <style:style style:name="T13" style:family="text">
      <style:text-properties style:font-name="Liberation Serif" fo:font-size="14pt" officeooo:rsid="0013093d" style:font-size-asian="14pt" style:font-size-complex="14pt"/>
    </style:style>
    <style:style style:name="T14" style:family="text">
      <style:text-properties style:font-name="Liberation Serif" fo:font-size="14pt" officeooo:rsid="0015c069" style:font-size-asian="14pt" style:font-size-complex="14pt"/>
    </style:style>
    <style:style style:name="T15" style:family="text">
      <style:text-properties style:font-name="Liberation Serif" fo:font-size="14pt" officeooo:rsid="00141aa1" style:font-size-asian="14pt" style:font-size-complex="14pt"/>
    </style:style>
    <style:style style:name="T16" style:family="text">
      <style:text-properties style:font-name="Liberation Serif" fo:font-size="14pt" officeooo:rsid="00166271" style:font-size-asian="14pt" style:font-size-complex="14pt"/>
    </style:style>
    <style:style style:name="T17" style:family="text">
      <style:text-properties style:font-name="Liberation Serif" fo:font-size="14pt" officeooo:rsid="00141aa1" style:font-size-asian="12.25pt" style:font-size-complex="14pt"/>
    </style:style>
    <style:style style:name="T18" style:family="text">
      <style:text-properties style:font-name="Liberation Serif" fo:font-size="14pt" officeooo:rsid="0014e933" style:font-size-asian="12.25pt" style:font-size-complex="14pt"/>
    </style:style>
    <style:style style:name="T19" style:family="text">
      <style:text-properties style:font-name="Liberation Serif" fo:font-size="14pt" officeooo:rsid="00166271" style:font-size-asian="12.25pt" style:font-size-complex="14pt"/>
    </style:style>
    <style:style style:name="T20" style:family="text">
      <style:text-properties style:font-name="Liberation Serif" fo:font-size="14pt" officeooo:rsid="001a2bfa" style:font-size-asian="12.25pt" style:font-size-complex="14pt"/>
    </style:style>
    <style:style style:name="T21" style:family="text">
      <style:text-properties style:font-name="Liberation Serif" fo:font-size="14pt" officeooo:rsid="001bba14" style:font-size-asian="12.25pt" style:font-size-complex="14pt"/>
    </style:style>
    <style:style style:name="T22" style:family="text">
      <style:text-properties style:font-name="Liberation Serif" fo:font-size="14pt" officeooo:rsid="00250cea" style:font-size-asian="12.25pt" style:font-size-complex="14pt"/>
    </style:style>
    <style:style style:name="T23" style:family="text">
      <style:text-properties style:font-name="Liberation Serif" fo:font-size="14pt" officeooo:rsid="0023ee7b" style:font-size-asian="12.25pt" style:font-size-complex="14pt"/>
    </style:style>
    <style:style style:name="T24" style:family="text">
      <style:text-properties style:font-name="Liberation Serif" officeooo:rsid="00135c37"/>
    </style:style>
    <style:style style:name="T25" style:family="text">
      <style:text-properties style:font-name="Liberation Serif" fo:font-size="13pt" style:font-size-asian="13pt" style:font-size-complex="13pt"/>
    </style:style>
    <style:style style:name="T26" style:family="text">
      <style:text-properties style:font-name="Liberation Serif" fo:font-size="13pt" officeooo:rsid="001a2bfa" style:font-size-asian="13pt" style:font-size-complex="13pt"/>
    </style:style>
    <style:style style:name="T27" style:family="text">
      <style:text-properties style:font-name="Liberation Serif" fo:font-size="13pt" officeooo:rsid="00166271" style:font-size-asian="13pt" style:font-size-complex="13pt"/>
    </style:style>
    <style:style style:name="T28" style:family="text">
      <style:text-properties style:font-name="Liberation Serif" fo:font-size="13pt" officeooo:rsid="001bba14" style:font-size-asian="13pt" style:font-size-complex="13pt"/>
    </style:style>
    <style:style style:name="T29" style:family="text">
      <style:text-properties style:font-name="Liberation Serif" fo:font-size="13pt" officeooo:rsid="0015c069" style:font-size-asian="13pt" style:font-size-complex="13pt"/>
    </style:style>
    <style:style style:name="T30" style:family="text">
      <style:text-properties style:font-name="Liberation Serif" fo:font-size="13pt" officeooo:rsid="0014e933" style:font-size-asian="13pt" style:font-size-complex="13pt"/>
    </style:style>
    <style:style style:name="T31" style:family="text">
      <style:text-properties style:font-name="Liberation Serif" fo:font-size="13pt" officeooo:rsid="00135c37" style:font-size-asian="13pt" style:font-size-complex="13pt"/>
    </style:style>
    <style:style style:name="T32" style:family="text">
      <style:text-properties style:font-name="Liberation Serif" fo:font-size="13pt" officeooo:rsid="0012bd2a" style:font-size-asian="13pt" style:font-size-complex="13pt"/>
    </style:style>
    <style:style style:name="T33" style:family="text">
      <style:text-properties style:font-name="Liberation Serif" fo:font-size="13pt" officeooo:rsid="0010cc58" style:font-size-asian="13pt" style:font-size-complex="13pt"/>
    </style:style>
    <style:style style:name="T34" style:family="text">
      <style:text-properties style:font-name="Liberation Serif" fo:font-size="13pt" officeooo:rsid="001f702a" style:font-size-asian="13pt" style:font-size-complex="13pt"/>
    </style:style>
    <style:style style:name="T35" style:family="text">
      <style:text-properties style:font-name="Liberation Serif" fo:font-size="13pt" officeooo:rsid="00208dce" style:font-size-asian="13pt" style:font-size-complex="13pt"/>
    </style:style>
    <style:style style:name="T36" style:family="text">
      <style:text-properties style:font-name="Liberation Serif" fo:font-size="13pt" officeooo:rsid="0021f29c" style:font-size-asian="13pt" style:font-size-complex="13pt"/>
    </style:style>
    <style:style style:name="T37" style:family="text">
      <style:text-properties style:font-name="Liberation Serif" fo:font-size="13pt" officeooo:rsid="0023ee7b" style:font-size-asian="13pt" style:font-size-complex="13pt"/>
    </style:style>
    <style:style style:name="T38" style:family="text">
      <style:text-properties style:font-name="Liberation Serif" fo:font-size="13pt" officeooo:rsid="00250cea" style:font-size-asian="13pt" style:font-size-complex="13pt"/>
    </style:style>
    <style:style style:name="T39" style:family="text">
      <style:text-properties style:font-name="Liberation Serif" fo:font-size="13pt" officeooo:rsid="003522b0" style:font-size-asian="13pt" style:font-size-complex="13pt"/>
    </style:style>
    <style:style style:name="T40" style:family="text">
      <style:text-properties style:font-name="Liberation Serif" fo:font-size="13pt" officeooo:rsid="0023ee7b" style:font-size-asian="11.3500003814697pt" style:font-size-complex="13pt"/>
    </style:style>
    <style:style style:name="T41" style:family="text">
      <style:text-properties officeooo:rsid="0010cc58"/>
    </style:style>
    <style:style style:name="T42" style:family="text">
      <style:text-properties fo:font-size="14pt" officeooo:rsid="0010cc58" style:font-size-asian="14pt" style:font-size-complex="14pt"/>
    </style:style>
    <style:style style:name="T43" style:family="text">
      <style:text-properties fo:font-size="14pt" fo:font-weight="normal" style:font-size-asian="12.25pt" style:font-weight-asian="normal" style:font-size-complex="14pt" style:font-weight-complex="normal"/>
    </style:style>
    <style:style style:name="T44" style:family="text">
      <style:text-properties fo:font-size="14pt" fo:font-weight="normal" officeooo:rsid="002db395" style:font-size-asian="12.25pt" style:font-weight-asian="normal" style:font-size-complex="14pt" style:font-weight-complex="normal"/>
    </style:style>
    <style:style style:name="T45" style:family="text">
      <style:text-properties fo:font-size="13pt" style:font-size-asian="13pt" style:font-size-complex="13pt"/>
    </style:style>
    <style:style style:name="T46" style:family="text">
      <style:text-properties fo:font-size="13pt" officeooo:rsid="000fe08b" style:font-size-asian="13pt" style:font-size-complex="13pt"/>
    </style:style>
    <style:style style:name="T47" style:family="text">
      <style:text-properties fo:font-size="13pt" officeooo:rsid="0010cc58" style:font-size-asian="13pt" style:font-size-complex="13pt"/>
    </style:style>
    <style:style style:name="T48" style:family="text">
      <style:text-properties fo:font-size="13pt" fo:font-weight="normal" style:font-size-asian="13pt" style:font-weight-asian="normal" style:font-size-complex="13pt" style:font-weight-complex="normal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031fceb"/>
    </style:style>
    <style:style style:name="T51" style:family="text">
      <style:text-properties fo:font-variant="normal" fo:text-transform="none" fo:color="#242729" style:font-name="Consolas" fo:font-size="9.75pt" fo:letter-spacing="normal" fo:font-style="normal" fo:font-weight="normal"/>
    </style:style>
    <style:style style:name="T52" style:family="text">
      <style:text-properties fo:font-variant="normal" fo:text-transform="none" fo:color="#242729" style:font-name="Liberation Serif" fo:font-size="9.75pt" fo:letter-spacing="normal" fo:font-style="normal" fo:font-weight="normal"/>
    </style:style>
    <style:style style:name="T53" style:family="text">
      <style:text-properties fo:font-variant="normal" fo:text-transform="none" fo:color="#242729" style:font-name="Liberation Serif" fo:font-size="14pt" fo:letter-spacing="normal" fo:font-style="normal" fo:font-weight="normal" style:font-size-asian="14pt" style:font-size-complex="14pt"/>
    </style:style>
    <style:style style:name="T54" style:family="text">
      <style:text-properties officeooo:rsid="00373b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1">Event Scheduler Application Deployment</text:span></text:p>
      <text:p text:style-name="Standard"/>
      <text:p text:style-name="Standard"/>
      <text:p text:style-name="P9">Creating User</text:p>
      <text:p text:style-name="P32"><text:tab/></text:p>
      <text:p text:style-name="P24"><text:tab/><text:span text:style-name="T3">Creating a new user in centos </text:span></text:p>
      <text:p text:style-name="P24"><text:tab/></text:p>
      <text:p text:style-name="P24"><text:tab/><text:span text:style-name="T3">$adduser &lt;username&gt;</text:span></text:p>
      <text:p text:style-name="P24"><text:tab/><text:span text:style-name="T3">$passwd &lt;username&gt;</text:span></text:p>
      <text:p text:style-name="P14"/>
      <text:p text:style-name="P6">Key Generation</text:p>
      <text:p text:style-name="P6"/>
      <text:p text:style-name="P30"><text:tab/>SSH key generation in server and pasting it in the authorized_keys in local machine.</text:p>
      <text:p text:style-name="P30"><text:tab/></text:p>
      <text:p text:style-name="P30"><text:tab/>$ssh-keygen -t rsa</text:p>
      <text:p text:style-name="P30"/>
      <text:p text:style-name="P30"><text:tab/>Store the keys and passphrase</text:p>
      <text:p text:style-name="P30"><text:tab/>copy the public key and paste in authorized_keys</text:p>
      <text:p text:style-name="P30"/>
      <text:p text:style-name="P29"><text:span text:style-name="T3"><text:tab/>$</text:span>cat ~/.ssh/id_rsa.pub | ssh user@123.45.56.78 "mkdir -p ~/.ssh &amp;&amp; cat &gt;&gt; <text:s/><text:tab/>~/.ssh/authorized_keys"</text:p>
      <text:p text:style-name="P17"><text:tab/></text:p>
      <text:p text:style-name="P6">Installing rbenv</text:p>
      <text:p text:style-name="P30"/>
      <text:p text:style-name="P30"><text:tab/>Installing ruby and rails in the server.</text:p>
      <text:p text:style-name="P30"><text:tab/></text:p>
      <text:p text:style-name="P30"><text:tab/>Install rbenv and ruby dependencies with yum.</text:p>
      <text:p text:style-name="P31"><text:tab/></text:p>
      <text:p text:style-name="P4"><text:span text:style-name="T46"><text:tab/>$</text:span><text:span text:style-name="Source_20_Text"><text:span text:style-name="T25">sudo yum install -y git-core zlib zlib-devel gcc-c++ patch readline readline-devel <text:tab/>libyaml-devel libffi-devel openssl-devel make bzip2 autoconf automake libtool <text:tab/>bison curl sqlite-devel</text:span></text:span></text:p>
      <text:p text:style-name="P7"><text:span text:style-name="Source_20_Text"><text:span text:style-name="T45"/></text:span></text:p>
      <text:p text:style-name="P30"><text:tab/><text:span text:style-name="T41">$cd</text:span></text:p>
      <text:p text:style-name="P4"><text:span text:style-name="T47"><text:tab/></text:span><text:span text:style-name="T33">$</text:span><text:span text:style-name="Source_20_Text"><text:span text:style-name="T25">git clone git://github.com/sstephenson/rbenv.git .rbenv</text:span></text:span></text:p>
      <text:p text:style-name="P4"><text:span text:style-name="T47"><text:tab/></text:span><text:span text:style-name="T33">$</text:span><text:span text:style-name="Source_20_Text"><text:span text:style-name="T25">echo 'export PATH="$HOME/.rbenv/bin:$PATH"' &gt;&gt; ~/.bash</text:span></text:span><text:span text:style-name="Source_20_Text"><text:span text:style-name="T33">rc</text:span></text:span></text:p>
      <text:p text:style-name="P4"><text:span text:style-name="Source_20_Text"><text:span text:style-name="T33"><text:tab/>$</text:span></text:span><text:span text:style-name="Source_20_Text"><text:span text:style-name="T25">echo 'eval "$(rbenv init -)"' &gt;&gt; ~/.bash</text:span></text:span><text:span text:style-name="Source_20_Text"><text:span text:style-name="T33">rc</text:span></text:span></text:p>
      <text:p text:style-name="P4"><text:span text:style-name="Source_20_Text"><text:span text:style-name="T33"><text:tab/>$exec $SHELL</text:span></text:span></text:p>
      <text:p text:style-name="P4"><text:span text:style-name="Source_20_Text"><text:span text:style-name="T33"><text:tab/>$</text:span></text:span><text:span text:style-name="Source_20_Text"><text:span text:style-name="T25">git clone git://github.com/sstephenson/ruby-build.git ~/.rbenv/plugins/ruby-build</text:span></text:span></text:p>
      <text:p text:style-name="P4"><text:span text:style-name="Source_20_Text"><text:span text:style-name="T25"><text:tab/></text:span></text:span><text:span text:style-name="Source_20_Text"><text:span text:style-name="T33">$</text:span></text:span><text:span text:style-name="Source_20_Text"><text:span text:style-name="T25">echo 'export PATH="$HOME/.rbenv/plugins/ruby-build/bin:$PATH"' &gt;&gt; ~/.bash</text:span></text:span><text:span text:style-name="Source_20_Text"><text:span text:style-name="T33">rc</text:span></text:span></text:p>
      <text:p text:style-name="P4"><text:span text:style-name="Source_20_Text"><text:span text:style-name="T33"><text:tab/>$exec $SHELL</text:span></text:span></text:p>
      <text:p text:style-name="P18"><text:span text:style-name="Source_20_Text"><text:span text:style-name="T9"><text:tab/></text:span></text:span></text:p>
      <text:p text:style-name="P18"><text:tab/><text:span text:style-name="T42">Install ruby</text:span></text:p>
      <text:p text:style-name="P18"/>
      <text:p text:style-name="P4"><text:span text:style-name="Source_20_Text"><text:span text:style-name="T33"><text:tab/>$rbenv install -v 2.3.1</text:span></text:span></text:p>
      <text:p text:style-name="P4"><text:span text:style-name="Source_20_Text"><text:span text:style-name="T33"><text:tab/>$rbenv global 2.3.1</text:span></text:span></text:p>
      <text:p text:style-name="P28"/>
      <text:p text:style-name="P4"><text:soft-page-break/><text:span text:style-name="Source_20_Text"><text:span text:style-name="T33"><text:tab/>Verify ruby version</text:span></text:span></text:p>
      <text:p text:style-name="P4"><text:span text:style-name="Source_20_Text"><text:span text:style-name="T33"><text:tab/>$ruby -v</text:span></text:span></text:p>
      <text:p text:style-name="P4"/>
      <text:p text:style-name="P27"><text:tab/>It is likely that you will not want Rubygems to generate local documentation for each <text:tab/>gem that you install, as this process can be lengthy. To disable this, run this command</text:p>
      <text:p text:style-name="P27"/>
      <text:p text:style-name="P3"><text:span text:style-name="Source_20_Text"><text:span text:style-name="T32"><text:tab/>$</text:span></text:span><text:span text:style-name="Source_20_Text"><text:span text:style-name="T25">echo "gem: --no-document" &gt; ~/.gemrc</text:span></text:span></text:p>
      <text:p text:style-name="P27"/>
      <text:p text:style-name="P44"><text:tab/>You will also want to install the bundler gem, to manage your application <text:tab/>dependencies:</text:p>
      <text:p text:style-name="P3"><text:span text:style-name="Source_20_Text"><text:span text:style-name="T32"><text:tab/>$gem install bundler</text:span></text:span></text:p>
      <text:p text:style-name="P3"/>
      <text:p text:style-name="P3"><text:span text:style-name="Source_20_Text"><text:span text:style-name="T12">Install Rails</text:span></text:span></text:p>
      <text:p text:style-name="P3"/>
      <text:p text:style-name="P3"><text:span text:style-name="Source_20_Text"><text:span text:style-name="T32"><text:tab/>$gem install rails </text:span></text:span></text:p>
      <text:p text:style-name="P27"/>
      <text:p text:style-name="P3"><text:span text:style-name="T25"><text:tab/>Whenever you install a new version of Ruby or a gem that provides commands, you <text:tab/>should run the </text:span><text:span text:style-name="Source_20_Text"><text:span text:style-name="T25">rehash</text:span></text:span><text:span text:style-name="T25"> sub-command. This will install </text:span><text:span text:style-name="Emphasis"><text:span text:style-name="T25">shims</text:span></text:span><text:span text:style-name="T25"> for all Ruby executables <text:tab/>known to rbenv, which will allow you to use the executables</text:span></text:p>
      <text:p text:style-name="P27"/>
      <text:p text:style-name="P3"><text:span text:style-name="Source_20_Text"><text:span text:style-name="T32"><text:tab/>$rbenv rehash</text:span></text:span></text:p>
      <text:p text:style-name="P27"/>
      <text:p text:style-name="P3"><text:span text:style-name="Source_20_Text"><text:span text:style-name="T32"><text:tab/>$rails -v</text:span></text:span></text:p>
      <text:p text:style-name="P3"/>
      <text:p text:style-name="P5"><text:span text:style-name="Source_20_Text"><text:span text:style-name="T13">Install Javascript runtime</text:span></text:span></text:p>
      <text:p text:style-name="P5"/>
      <text:p text:style-name="P25"><text:tab/>A few Rails features, such as the Asset Pipeline, depend on a Javascript runtime. We <text:tab/>will install Node.js to provide this functionality.</text:p>
      <text:p text:style-name="P25"/>
      <text:p text:style-name="P23"><text:tab/>Add EPEL yum repository</text:p>
      <text:p text:style-name="P23"/>
      <text:p text:style-name="P2"><text:span text:style-name="T31"><text:tab/>$</text:span><text:span text:style-name="Source_20_Text"><text:span text:style-name="T25">sudo yum -y install epel-release</text:span></text:span></text:p>
      <text:p text:style-name="P26"/>
      <text:p text:style-name="P2"><text:span text:style-name="Source_20_Text"><text:span text:style-name="T31"><text:tab/>Install node.js nodejs package</text:span></text:span></text:p>
      <text:p text:style-name="P26"/>
      <text:p text:style-name="P56"><text:span text:style-name="Source_20_Text"><text:span text:style-name="T31"><text:tab/>$</text:span></text:span><text:span text:style-name="Source_20_Text"><text:span text:style-name="T25">sudo yum install nodejs</text:span></text:span></text:p>
      <text:p text:style-name="P56"/>
      <text:p text:style-name="P56"/>
      <text:p text:style-name="P56"/>
      <text:p text:style-name="P56"><text:span text:style-name="Source_20_Text"><text:span text:style-name="T17">Install Postgres</text:span></text:span></text:p>
      <text:p text:style-name="P56"/>
      <text:p text:style-name="P56"><text:span text:style-name="Source_20_Text"><text:span text:style-name="T15"><text:tab/>$</text:span></text:span><text:span text:style-name="Source_20_Text"><text:span text:style-name="T11">sudo yum install postgresql-server postgresql-contrib</text:span></text:span></text:p>
      <text:p text:style-name="P59"/>
      <text:p text:style-name="P56"><text:span text:style-name="Source_20_Text"><text:span text:style-name="T11"><text:tab/></text:span></text:span><text:span text:style-name="Source_20_Text"><text:span text:style-name="T15">configure pg_hba.conf, replace 127.0.0.1 to 0.0.0.0 for all hosts and replace <text:tab/>ident with md5.</text:span></text:span></text:p>
      <text:p text:style-name="P59"/>
      <text:p text:style-name="P56"><text:soft-page-break/><text:span text:style-name="Source_20_Text"><text:span text:style-name="T15"><text:tab/>Now you can start and enable postgers</text:span></text:span></text:p>
      <text:p text:style-name="P59"/>
      <text:p text:style-name="P56"><text:span text:style-name="Source_20_Text"><text:span text:style-name="T15"><text:tab/>$</text:span></text:span><text:span text:style-name="Source_20_Text"><text:span text:style-name="T11">sudo systemctl start postgresql</text:span></text:span></text:p>
      <text:p text:style-name="P56"><text:span text:style-name="Source_20_Text"><text:span text:style-name="T15"><text:tab/>$</text:span></text:span><text:span text:style-name="Source_20_Text"><text:span text:style-name="T11">sudo systemctl enable postgresql</text:span></text:span></text:p>
      <text:p text:style-name="P45"/>
      <text:p text:style-name="P46"/>
      <text:p text:style-name="P46"/>
      <text:p text:style-name="P46"/>
      <text:p text:style-name="P46"><text:s/><text:tab/><text:span text:style-name="T53">yum install postgresql-devel</text:span></text:p>
      <text:p text:style-name="P46"/>
      <text:p text:style-name="P46"/>
      <text:p text:style-name="P46"><text:span text:style-name="Source_20_Text"><text:span text:style-name="T18">Create a Database </text:span></text:span><text:span text:style-name="Source_20_Text"><text:span text:style-name="T21">and Grant privilages</text:span></text:span></text:p>
      <text:p text:style-name="P46"/>
      <text:p text:style-name="P55"><text:span text:style-name="Source_20_Text"><text:span text:style-name="T30"><text:tab/>$sudo su – postgres</text:span></text:span></text:p>
      <text:p text:style-name="P55"><text:span text:style-name="Source_20_Text"><text:span text:style-name="T30"><text:tab/>$psql</text:span></text:span></text:p>
      <text:p text:style-name="P55"><text:span text:style-name="Source_20_Text"><text:span text:style-name="T30"><text:tab/># CREATE DATABASE &lt;name&gt;;</text:span></text:span></text:p>
      <text:p text:style-name="P52"/>
      <text:p text:style-name="P55"><text:span text:style-name="Source_20_Text"><text:span text:style-name="T30">Grant privilages </text:span></text:span></text:p>
      <text:p text:style-name="P52"/>
      <text:p text:style-name="P55"><text:span text:style-name="Source_20_Text"><text:span text:style-name="T30"><text:tab/>GRANT ALL PRIVIL</text:span></text:span><text:span text:style-name="Source_20_Text"><text:span text:style-name="T36">E</text:span></text:span><text:span text:style-name="Source_20_Text"><text:span text:style-name="T30">GES ON DATABASE &lt;dbanme&gt; </text:span></text:span><text:span text:style-name="Source_20_Text"><text:span text:style-name="T29">TO &lt;user&gt;</text:span></text:span></text:p>
      <text:p text:style-name="P52"/>
      <text:p text:style-name="P52"/>
      <text:p text:style-name="P54"><text:span text:style-name="Source_20_Text"><text:span text:style-name="T29">Create a Directory for deploying the application</text:span></text:span></text:p>
      <text:p text:style-name="P54"><text:span text:style-name="Source_20_Text"><text:span text:style-name="T29"><text:s/>/u01/apps/qwinix/production-kuldeep/</text:span></text:span></text:p>
      <text:p text:style-name="P47"/>
      <text:p text:style-name="P47"/>
      <text:p text:style-name="P47"/>
      <text:p text:style-name="P47"><text:span text:style-name="Source_20_Text"><text:span text:style-name="T14">Install apache </text:span></text:span></text:p>
      <text:p text:style-name="P51"/>
      <text:p text:style-name="P54"><text:span text:style-name="Source_20_Text"><text:span text:style-name="T29"><text:tab/> $</text:span></text:span><text:span text:style-name="Source_20_Text"><text:span text:style-name="T25">sudo yum install httpd mod_ssl</text:span></text:span></text:p>
      <text:p text:style-name="P51"/>
      <text:p text:style-name="P54"><text:span text:style-name="Source_20_Text"><text:span text:style-name="T25"><text:tab/> </text:span></text:span><text:span text:style-name="Source_20_Text"><text:span text:style-name="T29">Start apache</text:span></text:span></text:p>
      <text:p text:style-name="P54"><text:span text:style-name="Source_20_Text"><text:span text:style-name="T29"><text:tab/> $</text:span></text:span><text:span text:style-name="Source_20_Text"><text:span text:style-name="T25"> sudo /usr/sbin/apachectl start</text:span></text:span></text:p>
      <text:p text:style-name="P51"/>
      <text:p text:style-name="P54"><text:span text:style-name="Source_20_Text"><text:span text:style-name="T29"><text:tab/></text:span></text:span></text:p>
      <text:p text:style-name="P54"><text:span text:style-name="Source_20_Text"><text:span text:style-name="T29"><text:tab/></text:span></text:span><text:span text:style-name="T25">Apache runs on port 80. In some versions of CentOS, a firewall, which is installed by <text:tab/>default, blocks access to port 80. Perform the following steps to open the port.</text:span></text:p>
      <text:p text:style-name="P60"><text:tab/></text:p>
      <text:p text:style-name="P54"><text:span text:style-name="T25"><text:tab/></text:span><text:span text:style-name="Source_20_Text"><text:span text:style-name="T25"> </text:span></text:span><text:span text:style-name="Source_20_Text"><text:span text:style-name="T27">$</text:span></text:span><text:span text:style-name="Source_20_Text"><text:span text:style-name="T25">sudo iptables -I INPUT -p tcp --dport 80 -j ACCEPT</text:span></text:span></text:p>
      <text:p text:style-name="P54"><text:span text:style-name="Source_20_Text"><text:span text:style-name="T25"><text:tab/> </text:span></text:span><text:span text:style-name="Source_20_Text"><text:span text:style-name="T27">$</text:span></text:span><text:span text:style-name="Source_20_Text"><text:span text:style-name="T25">sudo service iptables save</text:span></text:span><text:span text:style-name="Source_20_Text"><text:span text:style-name="T6">.</text:span></text:span></text:p>
      <text:p text:style-name="P47"/>
      <text:p text:style-name="P48"><text:span text:style-name="Source_20_Text"><text:span text:style-name="T19">Install passenger</text:span></text:span></text:p>
      <text:p text:style-name="P48"/>
      <text:p text:style-name="P53"/>
      <text:p text:style-name="P53"><text:span text:style-name="Source_20_Text"><text:span text:style-name="T27"><text:tab/>Go to the user and install passenger gem.</text:span></text:span></text:p>
      <text:p text:style-name="P53"><text:span text:style-name="Source_20_Text"><text:span text:style-name="T27"><text:tab/></text:span></text:span></text:p>
      <text:p text:style-name="P53"><text:span text:style-name="Source_20_Text"><text:span text:style-name="T27"><text:tab/>$gem install passenger</text:span></text:span></text:p>
      <text:p text:style-name="P50"/>
      <text:p text:style-name="P58"><text:span text:style-name="Source_20_Text"><text:span text:style-name="T27"><text:tab/></text:span></text:span></text:p>
      <text:p text:style-name="P58"><text:soft-page-break/></text:p>
      <text:p text:style-name="P58"><text:span text:style-name="Source_20_Text"><text:span text:style-name="T27"><text:tab/></text:span></text:span></text:p>
      <text:p text:style-name="P58"><text:span text:style-name="Source_20_Text"><text:span text:style-name="T16">Install passenger-apache-module</text:span></text:span></text:p>
      <text:p text:style-name="P53"><text:span text:style-name="Source_20_Text"><text:span text:style-name="T27"><text:tab/></text:span></text:span></text:p>
      <text:p text:style-name="P53"><text:span text:style-name="Source_20_Text"><text:span text:style-name="T27"><text:tab/>$passenger-install-apache-module</text:span></text:span></text:p>
      <text:p text:style-name="P50"/>
      <text:p text:style-name="P53"><text:span text:style-name="Source_20_Text"><text:span text:style-name="T27"><text:tab/>Copy and Paste the load module in .conf file in <text:s/>/etc/httpd/conf.d/ where we have <text:tab/>configured for the virtual host.</text:span></text:span></text:p>
      <text:p text:style-name="P50"/>
      <text:p text:style-name="P53"><text:span text:style-name="Source_20_Text"><text:span text:style-name="T27"><text:tab/>Configure the virtual host by creating a .conf file in /etc/httpd/conf.d/ and set the <text:tab/>document root, server name, and the port in which you like to run </text:span></text:span><text:span text:style-name="Source_20_Text"><text:span text:style-name="T28">the <text:tab/></text:span></text:span><text:span text:style-name="Source_20_Text"><text:span text:style-name="T27">application(usually 80). </text:span></text:span><text:span text:style-name="Source_20_Text"><text:span text:style-name="T5"><text:tab/></text:span></text:span></text:p>
      <text:p text:style-name="P53"/>
      <text:p text:style-name="P53"><text:tab/></text:p>
      <text:p text:style-name="P53"><text:tab/></text:p>
      <text:p text:style-name="P62">Disabling selinux :</text:p>
      <text:p text:style-name="P63"><text:tab/><text:tab/></text:p>
      <text:p text:style-name="P57"><text:span text:style-name="T23"><text:tab/><text:tab/></text:span><text:span text:style-name="T40">cat /etc/sysconfig/selinux</text:span></text:p>
      <text:p text:style-name="P48"><text:tab/><text:tab/></text:p>
      <text:p text:style-name="P48"><text:span text:style-name="Source_20_Text"><text:span text:style-name="T5"><text:tab/> <text:tab/></text:span></text:span><text:span text:style-name="Source_20_Text"><text:span text:style-name="T37">set SELINUX=disabled</text:span></text:span></text:p>
      <text:p text:style-name="P48"/>
      <text:p text:style-name="P48"><text:span text:style-name="Source_20_Text"><text:span text:style-name="T22">Adding users in sudoers file</text:span></text:span></text:p>
      <text:p text:style-name="P48"/>
      <text:p text:style-name="P48"><text:span text:style-name="Source_20_Text"><text:span text:style-name="T22"><text:tab/><text:tab/></text:span></text:span><text:span text:style-name="Source_20_Text"><text:span text:style-name="T38">open sudoers file in /etc</text:span></text:span></text:p>
      <text:p text:style-name="P64"><text:span text:style-name="Source_20_Text"><text:span text:style-name="T38"><text:tab/><text:tab/>add <text:s/>'&lt;username&gt; <text:s/>ALL=(ALL) <text:s text:c="2"/>NOPASSWD:ALL'</text:span></text:span></text:p>
      <text:p text:style-name="P47"/>
      <text:p text:style-name="P47"><text:span text:style-name="Source_20_Text"><text:span text:style-name="T6"><text:tab/></text:span></text:span></text:p>
      <text:p text:style-name="P47"><text:span text:style-name="Source_20_Text"><text:span text:style-name="T8"/></text:span></text:p>
      <text:p text:style-name="P61"/>
      <text:p text:style-name="P47"><text:span text:style-name="Source_20_Text"><text:span text:style-name="T4"/></text:span></text:p>
      <text:p text:style-name="P45"><text:span text:style-name="Source_20_Text"><text:span text:style-name="T7"><text:s/></text:span></text:span><text:span text:style-name="Source_20_Text"><text:span text:style-name="T20">In Local Machine</text:span></text:span></text:p>
      <text:p text:style-name="P45"/>
      <text:p text:style-name="P49"><text:span text:style-name="Source_20_Text"><text:span text:style-name="T26"><text:tab/>step 1: gem capistr</text:span></text:span><text:span text:style-name="Source_20_Text"><text:span text:style-name="T34">a</text:span></text:span><text:span text:style-name="Source_20_Text"><text:span text:style-name="T26">no configuration in application locally</text:span></text:span></text:p>
      <text:p text:style-name="P49"><text:span text:style-name="Source_20_Text"><text:span text:style-name="T26"><text:tab/>step 2: bundle exec cap install</text:span></text:span></text:p>
      <text:p text:style-name="P49"><text:span text:style-name="Source_20_Text"><text:span text:style-name="T26"><text:tab/>step 3: configure deploy.rb,production.rb,capfile</text:span></text:span></text:p>
      <text:p text:style-name="P49"><text:span text:style-name="Source_20_Text"><text:span text:style-name="T35"><text:tab/>s</text:span></text:span><text:span text:style-name="Source_20_Text"><text:span text:style-name="T26">tep 4: configure secrete.yml</text:span></text:span></text:p>
      <text:p text:style-name="P65"><text:span text:style-name="Source_20_Text"><text:span text:style-name="T35"><text:tab/>step 5: run cap production deploy</text:span></text:span></text:p>
      <text:p text:style-name="P65"/>
      <text:p text:style-name="P66"><text:span text:style-name="Source_20_Text"><text:span text:style-name="T39">for ubuntu machines: paste the .conf file in /etc/apache2/sites-available/</text:span></text:span></text:p>
      <text:p text:style-name="P66"><text:span text:style-name="Source_20_Text"><text:span text:style-name="T39"><text:s/>and go to /etc/apache2/sites-enabled/ and create sym link ln -s /etc/apache2/sites-available/ .</text:span></text:span></text:p>
      <text:p text:style-name="P45"><text:span text:style-name="Source_20_Text"><text:span text:style-name="T7"><text:tab/></text:span></text:span></text:p>
      <text:p text:style-name="P45"><text:span text:style-name="Source_20_Text"><text:span text:style-name="T17"><text:s/></text:span></text:span></text:p>
      <text:p text:style-name="P22"><text:span text:style-name="Source_20_Text"><text:span text:style-name="T24"/></text:span></text:p>
      <text:p text:style-name="P21"/>
      <text:p text:style-name="P20"><text:span text:style-name="Source_20_Text"><text:span text:style-name="T10"/></text:span></text:p>
      <text:p text:style-name="P19"><text:span text:style-name="Source_20_Text"><text:span text:style-name="T9"><text:tab/></text:span></text:span></text:p>
      <text:p text:style-name="P18"><text:span text:style-name="Source_20_Text"><text:span text:style-name="T9"/></text:span></text:p>
      <text:p text:style-name="P18"><text:span text:style-name="Source_20_Text"><text:span text:style-name="T9"><text:tab/></text:span></text:span></text:p>
      <text:p text:style-name="P18"><text:span text:style-name="Source_20_Text"><text:span text:style-name="T9"/></text:span></text:p>
      <text:p text:style-name="P18"><text:soft-page-break/><text:span text:style-name="Source_20_Text"><text:span text:style-name="T9"/></text:span></text:p>
      <text:p text:style-name="P18"><text:span text:style-name="Source_20_Text"><text:span text:style-name="T9"/></text:span></text:p>
      <text:p text:style-name="P15"/>
      <text:p text:style-name="P16"/>
      <text:p text:style-name="P41"><text:tab/><text:tab/><text:tab/><text:tab/><text:span text:style-name="T49">Deploy Using nginx and unicorn</text:span></text:p>
      <text:p text:style-name="P41"/>
      <text:p text:style-name="P41"/>
      <text:p text:style-name="P33">Install unicorn gem in local machine.</text:p>
      <text:p text:style-name="P41"/>
      <text:p text:style-name="P10">Install nginx</text:p>
      <text:p text:style-name="P41"/>
      <text:p text:style-name="P41"><text:span text:style-name="T43"><text:tab/></text:span><text:span text:style-name="T48">$sudo yum install epel-release</text:span></text:p>
      <text:p text:style-name="P33"><text:tab/>$sudo yum install nginx</text:p>
      <text:p text:style-name="P33"><text:tab/>$sudo /etc/init.d/nginx start</text:p>
      <text:p text:style-name="P41"/>
      <text:p text:style-name="P10">Configure unicorn in local machine in config/unicorn.rb</text:p>
      <text:p text:style-name="P41"/>
      <text:p text:style-name="P39"><text:tab/># set path to application </text:p>
      <text:p text:style-name="P39"><text:tab/>app_dir = File.expand_path("/u01/apps/qwinix/production-kuldeep/current", <text:tab/>__FILE__) </text:p>
      <text:p text:style-name="P39"><text:tab/>#shared_dir = "#{app_dir}/shared" </text:p>
      <text:p text:style-name="P39"><text:tab/>working_directory app_dir </text:p>
      <text:p text:style-name="P39"/>
      <text:p text:style-name="P39"/>
      <text:p text:style-name="P39"><text:tab/># Set unicorn options </text:p>
      <text:p text:style-name="P39"><text:tab/>worker_processes 2 </text:p>
      <text:p text:style-name="P39"><text:tab/>preload_app true </text:p>
      <text:p text:style-name="P39"><text:tab/>timeout 30 </text:p>
      <text:p text:style-name="P39"/>
      <text:p text:style-name="P39"><text:tab/># Set up socket location </text:p>
      <text:p text:style-name="P39"><text:tab/>listen "/u01/apps/qwinix/production-kuldeep/shared/sockets/unicorn.sock", :backlog <text:tab/>=&gt; 64 </text:p>
      <text:p text:style-name="P39"/>
      <text:p text:style-name="P39"><text:tab/># Logging </text:p>
      <text:p text:style-name="P39"><text:tab/>stderr_path "/u01/apps/qwinix/production-kuldeep/current/log/unicorn.stderr.log" </text:p>
      <text:p text:style-name="P39"><text:tab/>stdout_path "/u01/apps/qwinix/production-kuldeep/current/log/unicorn.stdout.log" </text:p>
      <text:p text:style-name="P39"/>
      <text:p text:style-name="P39"><text:tab/># Set master PID location </text:p>
      <text:p text:style-name="P39"><text:tab/>pid "/u01/apps/qwinix/production-kuldeep/shared/pids/unicorn.pid" </text:p>
      <text:p text:style-name="P42"/>
      <text:p text:style-name="P42"/>
      <text:p text:style-name="P39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>Create unicorn init script in the server /etc/init.d/unicorn_User-Event-Management</text:p>
      <text:p text:style-name="P8"/>
      <text:p text:style-name="P35">#!/bin/sh </text:p>
      <text:p text:style-name="P35"/>
      <text:p text:style-name="P35">### BEGIN INIT INFO </text:p>
      <text:p text:style-name="P35"># Provides: <text:s text:c="9"/>unicorn </text:p>
      <text:p text:style-name="P35"># Required-Start: <text:s text:c="3"/>$all </text:p>
      <text:p text:style-name="P35"># Required-Stop: <text:s text:c="4"/>$all </text:p>
      <text:p text:style-name="P35"># Default-Start: <text:s text:c="4"/>2 3 4 5 </text:p>
      <text:p text:style-name="P35"># Default-Stop: <text:s text:c="5"/>0 1 6 </text:p>
      <text:p text:style-name="P35"># Short-Description: starts the unicorn app server </text:p>
      <text:p text:style-name="P35"># Description: <text:s text:c="6"/>starts unicorn using start-stop-daemon </text:p>
      <text:p text:style-name="P35">### END INIT INFO </text:p>
      <text:p text:style-name="P35"/>
      <text:p text:style-name="P35">set -e </text:p>
      <text:p text:style-name="P35"/>
      <text:p text:style-name="P35">USAGE="Usage: $0 &lt;start|stop|restart|upgrade|rotate|force-stop&gt;" </text:p>
      <text:p text:style-name="P35"/>
      <text:p text:style-name="P35"># app settings </text:p>
      <text:p text:style-name="P35">USER="deploy" </text:p>
      <text:p text:style-name="P35">APP_NAME="User-Event-Management" </text:p>
      <text:p text:style-name="P35">APP_ROOT="/u01/apps/qwinix/production-kuldeep" </text:p>
      <text:p text:style-name="P35">ENV="production" </text:p>
      <text:p text:style-name="P35"/>
      <text:p text:style-name="P35"># environment settings </text:p>
      <text:p text:style-name="P35">PATH="/home/$USER/.rbenv/shims:/home/$USER/.rbenv/bin:$PATH" </text:p>
      <text:p text:style-name="P35">CMD="cd $APP_ROOT &amp;&amp; bundle exec unicorn -c config/unicorn.rb -E $ENV -D" </text:p>
      <text:p text:style-name="P35">PID="$APP_ROOT/shared/pids/unicorn.pid" </text:p>
      <text:p text:style-name="P35">OLD_PID="$PID.oldbin" </text:p>
      <text:p text:style-name="P35"/>
      <text:p text:style-name="P35"># make sure the app exists </text:p>
      <text:p text:style-name="P35">cd $APP_ROOT || exit 1 </text:p>
      <text:p text:style-name="P35"/>
      <text:p text:style-name="P35">sig () { </text:p>
      <text:p text:style-name="P35"><text:s text:c="2"/>test -s "$PID" &amp;&amp; kill -$1 `cat $PID` </text:p>
      <text:p text:style-name="P35">} </text:p>
      <text:p text:style-name="P35"/>
      <text:p text:style-name="P35">oldsig () { </text:p>
      <text:p text:style-name="P35"><text:s text:c="2"/>test -s $OLD_PID &amp;&amp; kill -$1 `cat $OLD_PID` </text:p>
      <text:p text:style-name="P35">} </text:p>
      <text:p text:style-name="P35"/>
      <text:p text:style-name="P35"><text:soft-page-break/>case $1 in </text:p>
      <text:p text:style-name="P35"><text:s text:c="2"/>start) </text:p>
      <text:p text:style-name="P35"><text:s text:c="4"/>sig 0 &amp;&amp; echo &gt;&amp;2 "Already running" &amp;&amp; exit 0 </text:p>
      <text:p text:style-name="P35"><text:s text:c="4"/>echo "Starting $APP_NAME" </text:p>
      <text:p text:style-name="P35"><text:s text:c="4"/>su - $USER -c "$CMD" </text:p>
      <text:p text:style-name="P35"><text:s text:c="4"/>;; </text:p>
      <text:p text:style-name="P35"><text:s text:c="2"/>stop) </text:p>
      <text:p text:style-name="P35"><text:s text:c="4"/>echo "Stopping $APP_NAME" </text:p>
      <text:p text:style-name="P35"><text:s text:c="4"/>sig QUIT &amp;&amp; exit 0 </text:p>
      <text:p text:style-name="P35"><text:s text:c="4"/>echo &gt;&amp;2 "Not running" </text:p>
      <text:p text:style-name="P35"><text:s text:c="4"/>;; </text:p>
      <text:p text:style-name="P35"><text:s text:c="2"/>force-stop) </text:p>
      <text:p text:style-name="P35"><text:s text:c="4"/>echo "Force stopping $APP_NAME" </text:p>
      <text:p text:style-name="P35"><text:s text:c="4"/>sig TERM &amp;&amp; exit 0 </text:p>
      <text:p text:style-name="P35"><text:s text:c="4"/>echo &gt;&amp;2 "Not running" </text:p>
      <text:p text:style-name="P35"><text:s text:c="4"/>;; </text:p>
      <text:p text:style-name="P35"><text:s text:c="2"/>restart|reload|upgrade) </text:p>
      <text:p text:style-name="P35"><text:s text:c="4"/>sig USR2 &amp;&amp; echo "reloaded $APP_NAME" &amp;&amp; exit 0 </text:p>
      <text:p text:style-name="P35"><text:s text:c="4"/>echo &gt;&amp;2 "Couldn't reload, starting '$CMD' instead" </text:p>
      <text:p text:style-name="P35"><text:s text:c="4"/>$CMD </text:p>
      <text:p text:style-name="P35"><text:s text:c="4"/>;; </text:p>
      <text:p text:style-name="P35"><text:s text:c="2"/>rotate) </text:p>
      <text:p text:style-name="P35"><text:s text:c="4"/>sig USR1 &amp;&amp; echo rotated logs OK &amp;&amp; exit 0 </text:p>
      <text:p text:style-name="P35"><text:s text:c="4"/>echo &gt;&amp;2 "Couldn't rotate logs" &amp;&amp; exit 1 </text:p>
      <text:p text:style-name="P35"><text:s text:c="4"/>;; </text:p>
      <text:p text:style-name="P35"><text:s text:c="2"/>*) </text:p>
      <text:p text:style-name="P35"><text:s text:c="4"/>echo &gt;&amp;2 $USAGE </text:p>
      <text:p text:style-name="P35"><text:s text:c="4"/>exit 1 </text:p>
      <text:p text:style-name="P35"><text:s text:c="4"/>;; </text:p>
      <text:p text:style-name="P35">esac </text:p>
      <text:p text:style-name="P35"/>
      <text:p text:style-name="P35"/>
      <text:p text:style-name="P35"/>
      <text:p text:style-name="P12">Create directories <text:span text:style-name="T50">'</text:span>pids<text:span text:style-name="T50">'</text:span> and <text:span text:style-name="T50">'</text:span>sockets<text:span text:style-name="T50">'</text:span> in /u01/apps/qwinix/production-kuldeep/shared/</text:p>
      <text:p text:style-name="P12"/>
      <text:p text:style-name="P40"/>
      <text:p text:style-name="P40">Run 'bundle exec unicorn -D -c /u01/apps/qwinix/production-kuldeep/current/config/unicorn.rb<text:tab/> -E production' <text:s/>in /u01/apps/qwinix/production-kuldeep/current <text:s/>to start the unicorn.</text:p>
      <text:p text:style-name="P40"/>
      <text:p text:style-name="P40"/>
      <text:p text:style-name="P11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1">Configure nginx with server name and port in path /etc/nginx/conf.d/kuldeep.conf</text:p>
      <text:p text:style-name="P11"/>
      <text:p text:style-name="P37">upstream app { </text:p>
      <text:p text:style-name="P37"><text:s text:c="4"/># Path to Unicorn SOCK file, as defined previously </text:p>
      <text:p text:style-name="P37"><text:s text:c="4"/>server unix:/u01/apps/qwinix/production-kuldeep/shared/sockets/unicorn.sock fail_timeout=0; </text:p>
      <text:p text:style-name="P37">} </text:p>
      <text:p text:style-name="P37"/>
      <text:p text:style-name="P37">server { </text:p>
      <text:p text:style-name="P37"><text:s text:c="4"/>listen 80; </text:p>
      <text:p text:style-name="P37"><text:s text:c="4"/>server_name kuldeep.qwinix.io; </text:p>
      <text:p text:style-name="P37"/>
      <text:p text:style-name="P37"><text:s text:c="4"/>root /u01/apps/qwinix/production-kuldeep/public; </text:p>
      <text:p text:style-name="P37"/>
      <text:p text:style-name="P37"><text:s text:c="4"/>try_files $uri/index.html $uri @app; </text:p>
      <text:p text:style-name="P37"/>
      <text:p text:style-name="P37"><text:s text:c="4"/>location @app { </text:p>
      <text:p text:style-name="P37"><text:s text:c="8"/>proxy_pass http://app; </text:p>
      <text:p text:style-name="P37"><text:s text:c="8"/>proxy_set_header X-Forwarded-For $proxy_add_x_forwarded_for; </text:p>
      <text:p text:style-name="P37"><text:s text:c="8"/>proxy_set_header Host $http_host; </text:p>
      <text:p text:style-name="P37"><text:s text:c="8"/>proxy_redirect off; </text:p>
      <text:p text:style-name="P37"><text:s text:c="4"/>} </text:p>
      <text:p text:style-name="P37"/>
      <text:p text:style-name="P37"><text:s text:c="4"/>error_page 500 502 503 504 /500.html; </text:p>
      <text:p text:style-name="P37"><text:s text:c="4"/>client_max_body_size 4G; </text:p>
      <text:p text:style-name="P37"><text:s text:c="4"/>keepalive_timeout 10; </text:p>
      <text:p text:style-name="P38">}</text:p>
      <text:p text:style-name="P38"/>
      <text:p text:style-name="P38"/>
      <text:p text:style-name="P38"/>
      <text:p text:style-name="P13">Restart nginx sudo service nginx restart.</text:p>
      <text:p text:style-name="P35"/>
      <text:p text:style-name="P35"/>
      <text:p text:style-name="P36"/>
      <text:p text:style-name="P34"/>
      <text:p text:style-name="Standard"><text:soft-page-break/><text:span text:style-name="T2"><text:tab/><text:tab/><text:tab/><text:tab/>Deploying using nginx and puma</text:span></text:p>
      <text:p text:style-name="P41"/>
      <text:p text:style-name="P68">gem uglifier error =&gt; install nodejs </text:p>
      <text:p text:style-name="P68">gem pg error=&gt; install postgresql-devl</text:p>
      <text:p text:style-name="P69"/>
      <text:p text:style-name="P69">File: /etc/conf.d/app.conf</text:p>
      <text:p text:style-name="P69">upstream puma {</text:p>
      <text:p text:style-name="P69"><text:s text:c="2"/>server unix:///home/deploy/event-scheduler/shared/tmp/sockets/event-scheduler-puma.sock;</text:p>
      <text:p text:style-name="P69">}</text:p>
      <text:p text:style-name="P69"></text:p>
      <text:p text:style-name="P69">server {</text:p>
      <text:p text:style-name="P69"><text:s text:c="2"/>listen 80;</text:p>
      <text:p text:style-name="P69"><text:s text:c="2"/>server_name 35.160.21.155;</text:p>
      <text:p text:style-name="P69"></text:p>
      <text:p text:style-name="P69"><text:s text:c="2"/>root /home/deploy/event-scheduler/current/public;</text:p>
      <text:p text:style-name="P69"><text:s text:c="2"/>access_log /home/deploy/event-scheduler/current/log/puma.access.log;</text:p>
      <text:p text:style-name="P69"><text:s text:c="2"/>error_log /home/deploy/event-scheduler/current/log/puma.error.log info;</text:p>
      <text:p text:style-name="P69"></text:p>
      <text:p text:style-name="P69"><text:s text:c="2"/>location ^~ /assets/ {</text:p>
      <text:p text:style-name="P69"><text:s text:c="4"/>gzip_static on;</text:p>
      <text:p text:style-name="P69"><text:s text:c="4"/>expires max;</text:p>
      <text:p text:style-name="P69"><text:s text:c="4"/>add_header Cache-Control public;</text:p>
      <text:p text:style-name="P69"><text:s text:c="2"/>}</text:p>
      <text:p text:style-name="P69"></text:p>
      <text:p text:style-name="P69"><text:s text:c="2"/>try_files $uri/index.html $uri @puma;</text:p>
      <text:p text:style-name="P69"><text:s text:c="2"/>location @puma {</text:p>
      <text:p text:style-name="P69"><text:s text:c="4"/>proxy_set_header X-Forwarded-For $proxy_add_x_forwarded_for;</text:p>
      <text:p text:style-name="P69"><text:s text:c="4"/>proxy_set_header Host $http_host;</text:p>
      <text:p text:style-name="P69"><text:s text:c="4"/>proxy_redirect off;</text:p>
      <text:p text:style-name="P69"></text:p>
      <text:p text:style-name="P69"><text:s text:c="4"/>proxy_pass http://puma;</text:p>
      <text:p text:style-name="P69"><text:s text:c="2"/>}</text:p>
      <text:p text:style-name="P69"></text:p>
      <text:p text:style-name="P69"><text:s text:c="2"/>error_page 500 502 503 504 /500.html;</text:p>
      <text:p text:style-name="P69"><text:s text:c="2"/>client_max_body_size 10M;</text:p>
      <text:p text:style-name="P69"><text:s text:c="2"/>keepalive_timeout 10;</text:p>
      <text:p text:style-name="P69"><text:soft-page-break/>}</text:p>
      <text:p text:style-name="P43"><text:tab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e933" officeooo:paragraph-rsid="0014e93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09:17:42.582957815</meta:creation-date>
    <meta:generator>LibreOffice/4.2.8.2$Linux_X86_64 LibreOffice_project/420m0$Build-2</meta:generator>
    <dc:date>2017-02-09T14:34:38.823387706</dc:date>
    <meta:editing-duration>PT7H13M39S</meta:editing-duration>
    <meta:editing-cycles>35</meta:editing-cycles>
    <meta:document-statistic meta:table-count="0" meta:image-count="0" meta:object-count="0" meta:page-count="10" meta:paragraph-count="250" meta:word-count="1013" meta:character-count="8329" meta:non-whitespace-character-count="6981"/>
  </office:meta>
</office:document-meta>
</file>